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Test.mixedVarargs( Object a , String ...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ApplicationStrategyTest.shouldKnowWhenVararg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erApplicationStrategyTest.shouldAnyDealWithDifferentSizeOf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ApplicationStrategyTest.shouldAllowAnyWithMixed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ordingAction.assertContainsExactly( ArgumentMatcher &lt; ? &gt; ... 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Matcher.matche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Test.shouldKnowWhenActualArgsSizeIsDiffere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ordingAction.apply( ArgumentMatcher &lt; ? &gt; matcher ,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ApplicationStrategyTest.shouldKnowWhenMatchersSizeIs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ordingAction.assert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Test.shouldNotAllowAnyWithMixed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erApplicationStrategyTest.shouldMatchAnyEvenIfOneOfTheArgs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ApplicationStrategyTest.varargs( String ...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ApplicationStrategyTest.shouldKnowWhenActualArgsSizeIs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Array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cherApplicationStrategyTest.shouldMatchAnyEvenIfMatcherIsDeco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ApplicationStrategyTest.shouldKnowWhenActualArgsSizeIsDiffere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Matcher.describeTo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cherApplicationStrategyTest.shouldMatchAnyEvenIfMatcherIsWrappedIn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ApplicationStrategyTest.shouldMatchAnyThatMatchesRawVarAr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erApplicationStrategyTest.apply( ArgumentMatcher &lt; ? &gt; matcher ,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Test.shouldAllowAnyMatchEntire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